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947c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5947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Rampage14-dis-pv</text:span></text:p>
      <text:p text:style-name="P7"><text:span text:style-name="T3">--SN: </text:span><text:span text:style-name="T2">ABC323003X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3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5:08:35.718744257</dc:date>
    <dc:creator>xiaojun </dc:creator>
    <meta:editing-duration>PT23M33S</meta:editing-duration>
    <meta:editing-cycles>7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4" meta:non-whitespace-character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10-13" calcext:value-type="date">
            <text:p>2013-10-13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10-14" calcext:value-type="date">
            <text:p>2013-10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10-14" calcext:value-type="date">
            <text:p>2013-10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10-14" calcext:value-type="date">
            <text:p>2013-10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10-14" calcext:value-type="date">
            <text:p>2013-10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10-14" calcext:value-type="date">
            <text:p>2013-10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10-14" calcext:value-type="date">
            <text:p>2013-10-14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10-15" calcext:value-type="date">
            <text:p>2013-10-1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10-15" calcext:value-type="date">
            <text:p>2013-10-1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10-15" calcext:value-type="date">
            <text:p>2013-10-1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10-15" calcext:value-type="date">
            <text:p>2013-10-15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10-16" calcext:value-type="date">
            <text:p>2013-10-16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10-17" calcext:value-type="date">
            <text:p>2013-10-17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10-18" calcext:value-type="date">
            <text:p>2013-10-18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10-19" calcext:value-type="date">
            <text:p>2013-10-19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10-20" calcext:value-type="date">
            <text:p>2013-10-20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10-21" calcext:value-type="date">
            <text:p>2013-10-21</text:p>
          </table:table-cell>
          <table:table-cell table:style-name="ce1" office:value-type="string" calcext:value-type="string">
            <text:p>孔明明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5:08:04.348776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